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space-before="0.0in" text:min-label-width="0.4in"/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space-before="0.0in" text:min-label-width="0.4in"/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Requirement Requirements</text:p>
      <text:p text:style-name="Author">jed-frey</text:p>
      <text:h text:style-name="Heading_20_1" text:outline-level="1">Requirements</text:h>
      <text:p text:style-name="First_20_paragraph">Quisque volutpat condimentum velit. Class aptent taciti sociosqu ad litora torquent per conubia nostra, per inceptos himenaeos. Nam nec ante. Sed lacinia, urna non tincidunt mattis, tortor neque adipiscing diam, a cursus ipsum ante quis turpis. Nulla facilisi. Ut fringilla. Suspendisse potenti. Nunc feugiat mi a tellus consequat imperdiet. Vestibulum sapien. Proin quam.</text:p>
      <text:h text:style-name="Heading_20_2" text:outline-level="2">Requirements Philosophy</text:h>
      <text:p text:style-name="First_20_paragraph">Lorem ipsum dolor sit amet, consectetur adipiscing elit. Integer nec odio.</text:p>
      <text:list text:style-name="L1">
        <text:list-item>
          <text:p text:style-name="P1">Small is beautiful.</text:p>
        </text:list-item>
        <text:list-item>
          <text:p text:style-name="P1">Make each program do one thing well.</text:p>
        </text:list-item>
        <text:list-item>
          <text:p text:style-name="P1">Build a prototype as soon as possible.</text:p>
        </text:list-item>
        <text:list-item>
          <text:p text:style-name="P1">Choose portability over efficiency.</text:p>
        </text:list-item>
        <text:list-item>
          <text:p text:style-name="P1">Store data in flat text files.</text:p>
        </text:list-item>
        <text:list-item>
          <text:p text:style-name="P1">Use software leverage to your advantage.</text:p>
        </text:list-item>
        <text:list-item>
          <text:p text:style-name="P1">Use shell scripts to increase leverage and portability.</text:p>
        </text:list-item>
        <text:list-item>
          <text:p text:style-name="P1">Avoid captive user interfaces.</text:p>
        </text:list-item>
        <text:list-item>
          <text:p text:style-name="P1">Make every program a filter.</text:p>
        </text:list-item>
      </text:list>
      <text:h text:style-name="Heading_20_2" text:outline-level="2">Requirement Requirements</text:h>
      <text:p text:style-name="First_20_paragraph">Curabitur sodales ligula in libero. Sed dignissim lacinia nunc.</text:p>
      <text:list text:style-name="L2">
        <text:list-item>
          <text:p text:style-name="P2">Requirements <text:span text:style-name="T1">shall</text:span> be in <text:span text:style-name="Source_Text">README.md</text:span>, Section <text:span text:style-name="Source_Text">Requirements</text:span> or in a standalone markdown file named <text:span text:style-name="Source_Text">REQUIREMENTS.md</text:span>.</text:p>
        </text:list-item>
        <text:list-item>
          <text:p text:style-name="P2">Requirements <text:span text:style-name="T1">shall</text:span> be written in <text:a xlink:type="simple" xlink:href="https://github.com/commonmark/CommonMark" office:name=""><text:span text:style-name="Definition">CommonMark</text:span></text:a>.</text:p>
        </text:list-item>
        <text:list-item>
          <text:p text:style-name="P2">Requirements <text:span text:style-name="T1">shall</text:span> have static analysis checks.</text:p>
        </text:list-item>
        <text:list-item>
          <text:p text:style-name="P2">Requirements <text:span text:style-name="T1">shall</text:span> use <text:span text:style-name="Source_Text">LF</text:span> (<text:span text:style-name="Source_Text">\n</text:span>) line endings.</text:p>
        </text:list-item>
        <text:list-item>
          <text:p text:style-name="P2">Requirements file <text:span text:style-name="T1">shall</text:span> be UTF-8 encoded.</text:p>
        </text:list-item>
        <text:list-item>
          <text:p text:style-name="P2">Requirements <text:span text:style-name="T1">shall</text:span> be written in active voice.</text:p>
        </text:list-item>
      </text:list>
      <text:h text:style-name="Heading_20_2" text:outline-level="2">Configuration Management Requirements</text:h>
      <text:p text:style-name="First_20_paragraph">Nulla metus metus, ullamcorper vel, tincidunt sed, euismod in, nibh.</text:p>
      <text:list text:style-name="L3">
        <text:list-item>
          <text:p text:style-name="P3">Configuration management <text:span text:style-name="T1">shall</text:span> use source control (Git, SVN, CVS ClearCase) to manage configurations.</text:p>
        </text:list-item>
        <text:list-item>
          <text:p text:style-name="P3">Configuration management access control <text:span text:style-name="T1">shall</text:span> use the existing source control software access control features (Windows Active Directory, LDAP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quirement Requirements</dc:title>
  </office:meta>
</office:document-meta>
</file>